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1" svg:font-family="Roboto"/>
    <style:font-face style:name="Tinus" svg:font-family="Tinu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Tinus"/>
    </style:style>
    <style:style style:name="P2" style:family="paragraph" style:parent-style-name="Standard">
      <style:text-properties style:font-name="Tinus"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Entrego a Ti</text:p>
      <text:p text:style-name="P1">intro: <text:s/>G C D <text:s/>Em <text:s text:c="2"/>Am <text:s/>Bm C D <text:s text:c="2"/></text:p>
      <text:p text:style-name="P1"/>
      <text:p text:style-name="P1"/>
      <text:p text:style-name="P1">G<text:tab/> <text:s/></text:p>
      <text:p text:style-name="P1">Entrego a Ti</text:p>
      <text:p text:style-name="P1"><text:s text:c="7"/>C <text:s text:c="13"/>D</text:p>
      <text:p text:style-name="P1">A minha oração</text:p>
      <text:p text:style-name="P1"><text:tab/> <text:s text:c="3"/>G</text:p>
      <text:p text:style-name="P1">Pois Tú ÉS Senhor</text:p>
      <text:p text:style-name="P1"><text:s/>C<text:tab/><text:tab/> <text:s text:c="5"/>D<text:tab/><text:tab/> <text:s text:c="2"/>Em</text:p>
      <text:p text:style-name="P1">Fonte de águas vivas que a mim</text:p>
      <text:p text:style-name="P1"><text:tab/>C<text:tab/> <text:s text:c="5"/>D<text:tab/><text:tab/> <text:s text:c="6"/>Em</text:p>
      <text:p text:style-name="P1">És a minha esperança eu descanço em Ti</text:p>
      <text:p text:style-name="P1"><text:s/><text:tab/>Am<text:tab/> Bm</text:p>
      <text:p text:style-name="P1">Posso confiar</text:p>
      <text:p text:style-name="P1"><text:tab/> <text:s text:c="3"/>C<text:tab/> <text:s text:c="4"/>D<text:tab/> <text:s text:c="4"/>G (G7 indo pro refrão)</text:p>
      <text:p text:style-name="P1">Que a vitória está por vir</text:p>
      <text:p text:style-name="P1"></text:p>
      <text:p text:style-name="P1">(refrão)</text:p>
      <text:p text:style-name="P1"><text:tab/> <text:s text:c="5"/>C</text:p>
      <text:p text:style-name="P1">Seguro estou em Ti</text:p>
      <text:p text:style-name="P1"><text:s text:c="6"/>D<text:tab/><text:tab/><text:tab/>Em</text:p>
      <text:p text:style-name="P1">Tú És o Deus de amor</text:p>
      <text:p text:style-name="P1"><text:tab/><text:tab/>C</text:p>
      <text:p text:style-name="P1">Eu não temerei o mal</text:p>
      <text:p text:style-name="P1"><text:s text:c="6"/>D<text:tab/><text:tab/><text:tab/>G <text:s text:c="3"/>G7</text:p>
      <text:p text:style-name="P1">Tú És o Grande Eu Sou</text:p>
      <text:p text:style-name="P1"><text:tab/> <text:s text:c="4"/>C<text:tab/></text:p>
      <text:p text:style-name="P1">eu ergo minhas mãos </text:p>
      <text:p text:style-name="P1"><text:s text:c="8"/>D<text:tab/><text:tab/>Em</text:p>
      <text:p text:style-name="P1">Preciso receber</text:p>
      <text:p text:style-name="P1"><text:tab/> <text:s text:c="4"/>C</text:p>
      <text:p text:style-name="P1">A Tua palavra óh Deus</text:p>
      <text:p text:style-name="P1"><text:tab/>D<text:tab/> <text:s text:c="6"/>G</text:p>
      <text:p text:style-name="P1">Que me fará vencer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1" svg:font-family="Roboto"/>
    <style:font-face style:name="Tinus" svg:font-family="Tinu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Robot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Roboto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Robot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01T09:25:42</meta:creation-date>
    <meta:document-statistic meta:table-count="0" meta:image-count="0" meta:object-count="0" meta:page-count="1" meta:paragraph-count="34" meta:word-count="114" meta:character-count="573"/>
    <dc:date>2016-06-01T14:09:03</dc:date>
    <meta:editing-duration>PT4H26M10S</meta:editing-duration>
    <meta:editing-cycles>1</meta:editing-cycles>
    <meta:generator>OpenOffice/4.1.2$Linux OpenOffice.org_project/412m3$Build-9782</meta:generator>
  </office:meta>
</office:document-meta>
</file>